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c0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netifikovati sve FOVs u kojima se nalazi centralna tačka DDF i dati njihovu raspodelu po kadenci <text:span text:style-name="T1">(proteklom vremenu izmedju uzastopnih poseta istoj tacki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2T11:29:43.981103918</meta:creation-date>
    <dc:date>2024-09-02T11:31:00.645991094</dc:date>
    <meta:editing-duration>PT1M17S</meta:editing-duration>
    <meta:editing-cycles>1</meta:editing-cycles>
    <meta:document-statistic meta:table-count="0" meta:image-count="0" meta:object-count="0" meta:page-count="1" meta:paragraph-count="1" meta:word-count="23" meta:character-count="156" meta:non-whitespace-character-count="134"/>
    <meta:generator>LibreOffice/6.4.7.2$Linux_X86_64 LibreOffice_project/40$Build-2</meta:generator>
  </office:meta>
</office:document-meta>
</file>